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Normal"><text:span text:style-name="T2">¿Qué es una red inalámbrica?</text:span><text:span text:style-name="T3"><text:line-break/></text:span><text:span text:style-name="T4"><text:line-break/></text:span><text:span text:style-name="T5">El término red inalámbrica (en inglés: </text:span><text:span text:style-name="T6">wireless network</text:span><text:span text:style-name="T7">) se utiliza en informática para designar la conexión de nodos que se da por medio de ondas electromagnéticas, sin necesidad de una red cableada o alámbrica. La transmisión y la recepción se realizan a través de puertos.</text:span><text:span text:style-name="T8"><text:line-break/></text:span><text:span text:style-name="T9"><text:line-break/></text:span></text:p>
      <text:p text:style-name="Normal"><text:span text:style-name="T10">Ventajas e inconvenientes.</text:span><text:span text:style-name="T11"><text:line-break/></text:span><text:span text:style-name="T12"><text:line-break/></text:span><text:span text:style-name="T13">Una de sus principales ventajas es notable en los costos, ya que se elimina el cableado ethernet y conexiones físicas entre nodos, pero también tiene una desventaja considerable ya que para este tipo de red se debe tener una seguridad mucho más exigente y robusta para evitar a los intrusos.</text:span><text:span text:style-name="T14"><text:line-break/></text:span><text:span text:style-name="T15"><text:line-break/></text:span></text:p>
      <text:p text:style-name="Normal"><text:span text:style-name="T16">Tipos de redes inalámbricas atendiendo al rango de frecuencias utilizado para transmitir (infrarrojas, radiofrecuencia….)</text:span><text:span text:style-name="T17"><text:line-break/></text:span><text:span text:style-name="T18"><text:line-break/></text:span><text:span text:style-name="T19">Microondas terrestres:</text:span><text:span text:style-name="T20"><text:s/>se utilizan antenas parabólicas con un diámetro aproximado de unos tres metros. Tienen una cobertura de kilómetros, pero con el inconveniente de que el emisor y el receptor deben estar perfectamente alineados. Las microondas comprenden las frecuencias desde 1 hasta 300 GHz.</text:span></text:p>
      <text:p text:style-name="Normal"><text:span text:style-name="T21">Microondas por satélite:</text:span><text:span text:style-name="T22"><text:s/>se hacen enlaces entre dos o más estaciones terrestres que se denominan estaciones base. El satélite recibe la señal (denominada señal ascendente) en una banda de frecuencia, la amplifica y la retransmite en otra banda (señal descendente). Cada satélite opera en unas bandas concretas.<text:s/></text:span></text:p>
      <text:p text:style-name="Normal"><text:span text:style-name="T23">Infrarrojos:</text:span><text:span text:style-name="T24"><text:s/>se enlazan transmisores y receptores que modulan la luz infrarroja no coherente. Deben estar alineados directamente o con una reflexión en una superficie. No pueden atravesar las paredes. Los infrarrojos van desde 300 GHz hasta 384 THz.</text:span><text:span text:style-name="T25"><text:line-break/></text:span><text:span text:style-name="T26"><text:line-break/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>Define:</text:p>
      <text:p text:style-name="Normal"><text:span text:style-name="T34">Protocolo TCP/IP</text:span><text:span text:style-name="T35">­:</text:span><text:span text:style-name="T36"><text:s/></text:span><text:span text:style-name="T37">TCP/IP es una denominación que permite identificar al grupo de protocolos de red que respaldan a Internet y que hacen posible la transferencia de datos entre redes de ordenadores.</text:span></text:p>
      <text:p text:style-name="P38">FTP:<text:s/>El FTP es un protocolo de red: un conjunto de reglas que establecen cómo deben comunicarse dos o más entidades para lograr la transmisión de información.</text:p>
      <text:p text:style-name="Normal"><text:span text:style-name="T39">TELNET</text:span><text:span text:style-name="T40">:</text:span><text:s/><text:span text:style-name="T41">Telnet<text:s/></text:span><text:span text:style-name="T42">es<text:s/></text:span><text:span text:style-name="T43">el nombre de un protocolo de red que nos permite acceder a otra máquina para manejarla remotamente como si estuviéramos sentados delante de ella.</text:span></text:p>
      <text:p text:style-name="Normal"><text:span text:style-name="T44">SMTP</text:span><text:span text:style-name="T45">:</text:span><text:s/>El SMTP es un protocolo de red que se emplea para enviar y recibir correos electrónicos (emails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Daniel Castro Cruz 1ºDAMB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</meta:initial-creator>
    <dc:creator>Daniel</dc:creator>
    <meta:creation-date>2021-10-09T11:25:00Z</meta:creation-date>
    <dc:date>2021-10-09T11:52:00Z</dc:date>
    <meta:template xlink:href="Normal.dotm" xlink:type="simple"/>
    <meta:editing-cycles>1</meta:editing-cycles>
    <meta:editing-duration>PT1620S</meta:editing-duration>
    <meta:document-statistic meta:page-count="2" meta:paragraph-count="4" meta:word-count="336" meta:character-count="2252" meta:row-count="16" meta:non-whitespace-character-count="1920"/>
  </office:meta>
</office:document-meta>
</file>